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ca1a" officeooo:paragraph-rsid="000bca1a"/>
    </style:style>
    <style:style style:name="P2" style:family="paragraph" style:parent-style-name="Standard">
      <style:text-properties fo:language="ru" fo:country="RU" officeooo:rsid="000c95bf" officeooo:paragraph-rsid="000c95bf"/>
    </style:style>
    <style:style style:name="P3" style:family="paragraph" style:parent-style-name="Standard">
      <style:text-properties fo:language="ru" fo:country="RU" officeooo:rsid="000c95bf" officeooo:paragraph-rsid="000cbbb4"/>
    </style:style>
    <style:style style:name="P4" style:family="paragraph" style:parent-style-name="Standard">
      <style:text-properties fo:language="ru" fo:country="RU" officeooo:rsid="000fddb3" officeooo:paragraph-rsid="000fddb3"/>
    </style:style>
    <style:style style:name="P5" style:family="paragraph" style:parent-style-name="Standard">
      <style:text-properties fo:language="ru" fo:country="RU" officeooo:rsid="00195d67" officeooo:paragraph-rsid="00195d67"/>
    </style:style>
    <style:style style:name="P6" style:family="paragraph" style:parent-style-name="Standard">
      <style:text-properties fo:language="ru" fo:country="RU" officeooo:rsid="0021393c" officeooo:paragraph-rsid="0021393c"/>
    </style:style>
    <style:style style:name="P7" style:family="paragraph" style:parent-style-name="Standard">
      <style:text-properties fo:language="ru" fo:country="RU" officeooo:rsid="00235193" officeooo:paragraph-rsid="00235193"/>
    </style:style>
    <style:style style:name="P8" style:family="paragraph" style:parent-style-name="Standard">
      <style:text-properties fo:language="ru" fo:country="RU" officeooo:rsid="0024f6d8" officeooo:paragraph-rsid="0021393c"/>
    </style:style>
    <style:style style:name="P9" style:family="paragraph" style:parent-style-name="Standard">
      <style:text-properties fo:language="ru" fo:country="RU" officeooo:rsid="0024f6d8" officeooo:paragraph-rsid="0024f6d8"/>
    </style:style>
    <style:style style:name="P10" style:family="paragraph" style:parent-style-name="Standard">
      <style:text-properties fo:language="en" fo:country="US" officeooo:rsid="000bca1a" officeooo:paragraph-rsid="000bca1a"/>
    </style:style>
    <style:style style:name="P11" style:family="paragraph" style:parent-style-name="Standard">
      <style:text-properties fo:language="en" fo:country="US" officeooo:rsid="000c95bf" officeooo:paragraph-rsid="000cbbb4"/>
    </style:style>
    <style:style style:name="P12" style:family="paragraph" style:parent-style-name="Standard">
      <style:text-properties fo:language="en" fo:country="US" officeooo:rsid="000c95bf" officeooo:paragraph-rsid="000c95bf"/>
    </style:style>
    <style:style style:name="P13" style:family="paragraph" style:parent-style-name="Standard">
      <style:text-properties fo:language="en" fo:country="US" officeooo:rsid="000e253d" officeooo:paragraph-rsid="000e253d"/>
    </style:style>
    <style:style style:name="P14" style:family="paragraph" style:parent-style-name="Standard">
      <style:text-properties fo:language="en" fo:country="US" officeooo:rsid="000f969c" officeooo:paragraph-rsid="000f969c"/>
    </style:style>
    <style:style style:name="P15" style:family="paragraph" style:parent-style-name="Standard">
      <style:text-properties fo:language="en" fo:country="US" officeooo:rsid="000fddb3" officeooo:paragraph-rsid="000fddb3"/>
    </style:style>
    <style:style style:name="P16" style:family="paragraph" style:parent-style-name="Standard">
      <style:text-properties fo:language="en" fo:country="US" officeooo:rsid="0011a505" officeooo:paragraph-rsid="0011a505"/>
    </style:style>
    <style:style style:name="P17" style:family="paragraph" style:parent-style-name="Standard">
      <style:text-properties fo:language="en" fo:country="US" officeooo:rsid="0011a505" officeooo:paragraph-rsid="00195d67"/>
    </style:style>
    <style:style style:name="P18" style:family="paragraph" style:parent-style-name="Standard">
      <style:text-properties fo:language="en" fo:country="US" officeooo:rsid="0019e1ae" officeooo:paragraph-rsid="0019e1ae"/>
    </style:style>
    <style:style style:name="P19" style:family="paragraph" style:parent-style-name="Standard">
      <style:text-properties fo:language="en" fo:country="US" officeooo:rsid="001b4d7b" officeooo:paragraph-rsid="001b4d7b"/>
    </style:style>
    <style:style style:name="P20" style:family="paragraph" style:parent-style-name="Standard">
      <style:text-properties fo:language="en" fo:country="US" officeooo:rsid="001e9de0" officeooo:paragraph-rsid="001e9de0"/>
    </style:style>
    <style:style style:name="P21" style:family="paragraph" style:parent-style-name="Standard">
      <style:text-properties fo:language="en" fo:country="US" officeooo:rsid="001f1f8c" officeooo:paragraph-rsid="001f1f8c"/>
    </style:style>
    <style:style style:name="P22" style:family="paragraph" style:parent-style-name="Standard">
      <style:text-properties fo:language="en" fo:country="US" officeooo:rsid="001f79b2" officeooo:paragraph-rsid="001f79b2"/>
    </style:style>
    <style:style style:name="P23" style:family="paragraph" style:parent-style-name="Standard">
      <style:text-properties fo:language="en" fo:country="US" officeooo:rsid="0021393c" officeooo:paragraph-rsid="0021393c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bold" officeooo:rsid="00232ae3" officeooo:paragraph-rsid="00232ae3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en" fo:country="US" fo:font-weight="bold" officeooo:rsid="00235193" officeooo:paragraph-rsid="00235193" style:font-weight-asian="bold" style:font-weight-complex="bold"/>
    </style:style>
    <style:style style:name="P26" style:family="paragraph" style:parent-style-name="Standard">
      <style:text-properties fo:language="en" fo:country="US" officeooo:rsid="00235193" officeooo:paragraph-rsid="00235193"/>
    </style:style>
    <style:style style:name="P27" style:family="paragraph" style:parent-style-name="Standard">
      <style:text-properties fo:language="en" fo:country="US" officeooo:rsid="0024a764" officeooo:paragraph-rsid="0024a764"/>
    </style:style>
    <style:style style:name="P28" style:family="paragraph" style:parent-style-name="Standard">
      <style:text-properties fo:language="en" fo:country="US" officeooo:rsid="0024f6d8" officeooo:paragraph-rsid="0024f6d8"/>
    </style:style>
    <style:style style:name="P29" style:family="paragraph" style:parent-style-name="Standard">
      <style:paragraph-properties fo:text-align="center" style:justify-single-word="false"/>
      <style:text-properties fo:language="en" fo:country="US" officeooo:rsid="0024f6d8" officeooo:paragraph-rsid="0024f6d8"/>
    </style:style>
    <style:style style:name="P30" style:family="paragraph" style:parent-style-name="Standard">
      <style:text-properties fo:language="en" fo:country="US" officeooo:rsid="0026d85c" officeooo:paragraph-rsid="0026d85c"/>
    </style:style>
    <style:style style:name="P31" style:family="paragraph" style:parent-style-name="Standard">
      <style:text-properties fo:language="en" fo:country="US" officeooo:rsid="00288c56" officeooo:paragraph-rsid="00288c56"/>
    </style:style>
    <style:style style:name="P32" style:family="paragraph" style:parent-style-name="Standard">
      <style:text-properties fo:language="en" fo:country="US" officeooo:rsid="00292518" officeooo:paragraph-rsid="00292518"/>
    </style:style>
    <style:style style:name="P33" style:family="paragraph" style:parent-style-name="Preformatted_20_Text">
      <style:text-properties fo:language="en" fo:country="US" officeooo:rsid="0029e883" officeooo:paragraph-rsid="0029e883"/>
    </style:style>
    <style:style style:name="P34" style:family="paragraph" style:parent-style-name="Standard">
      <style:text-properties fo:language="en" fo:country="US" officeooo:rsid="0029e883" officeooo:paragraph-rsid="0029e883"/>
    </style:style>
    <style:style style:name="P35" style:family="paragraph" style:parent-style-name="Preformatted_20_Text">
      <style:text-properties fo:language="en" fo:country="US" officeooo:rsid="0029e883" officeooo:paragraph-rsid="0031d155"/>
    </style:style>
    <style:style style:name="P36" style:family="paragraph" style:parent-style-name="Standard">
      <style:text-properties fo:language="en" fo:country="US" officeooo:rsid="00295f7e" officeooo:paragraph-rsid="00295f7e"/>
    </style:style>
    <style:style style:name="P37" style:family="paragraph" style:parent-style-name="Standard">
      <style:text-properties fo:language="en" fo:country="US" officeooo:rsid="002ea49b" officeooo:paragraph-rsid="002ea49b"/>
    </style:style>
    <style:style style:name="P38" style:family="paragraph" style:parent-style-name="Standard">
      <style:text-properties fo:language="ru" fo:country="RU" officeooo:rsid="00295f7e" officeooo:paragraph-rsid="00295f7e"/>
    </style:style>
    <style:style style:name="P39" style:family="paragraph" style:parent-style-name="Standard">
      <style:text-properties fo:language="ru" fo:country="RU" officeooo:rsid="0029e883" officeooo:paragraph-rsid="0029e883"/>
    </style:style>
    <style:style style:name="P40" style:family="paragraph" style:parent-style-name="Standard">
      <style:text-properties fo:language="ru" fo:country="RU" officeooo:rsid="002b5052" officeooo:paragraph-rsid="0029e883"/>
    </style:style>
    <style:style style:name="P41" style:family="paragraph" style:parent-style-name="Standard">
      <style:text-properties fo:language="ru" fo:country="RU" officeooo:rsid="002d2afa" officeooo:paragraph-rsid="0029e883"/>
    </style:style>
    <style:style style:name="P42" style:family="paragraph" style:parent-style-name="Standard">
      <style:text-properties fo:language="en" fo:country="US" officeooo:rsid="00330970" officeooo:paragraph-rsid="00330970"/>
    </style:style>
    <style:style style:name="P43" style:family="paragraph" style:parent-style-name="Standard">
      <style:text-properties fo:language="en" fo:country="US" officeooo:rsid="0033fabc" officeooo:paragraph-rsid="0033fab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5bf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33fabc"/>
    </style:style>
    <style:style style:name="T6" style:family="text">
      <style:text-properties officeooo:rsid="000c95bf"/>
    </style:style>
    <style:style style:name="T7" style:family="text">
      <style:text-properties officeooo:rsid="000cbbb4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f969c"/>
    </style:style>
    <style:style style:name="T10" style:family="text">
      <style:text-properties fo:language="ru" fo:country="RU" officeooo:rsid="00131123"/>
    </style:style>
    <style:style style:name="T11" style:family="text">
      <style:text-properties fo:language="ru" fo:country="RU" officeooo:rsid="00147b16"/>
    </style:style>
    <style:style style:name="T12" style:family="text">
      <style:text-properties fo:language="ru" fo:country="RU" officeooo:rsid="0015e137"/>
    </style:style>
    <style:style style:name="T13" style:family="text">
      <style:text-properties fo:language="ru" fo:country="RU" officeooo:rsid="00171902"/>
    </style:style>
    <style:style style:name="T14" style:family="text">
      <style:text-properties fo:language="ru" fo:country="RU" officeooo:rsid="0017eee2"/>
    </style:style>
    <style:style style:name="T15" style:family="text">
      <style:text-properties fo:language="ru" fo:country="RU" officeooo:rsid="0018c4c5"/>
    </style:style>
    <style:style style:name="T16" style:family="text">
      <style:text-properties fo:language="ru" fo:country="RU" officeooo:rsid="00195d67"/>
    </style:style>
    <style:style style:name="T17" style:family="text">
      <style:text-properties fo:language="ru" fo:country="RU" officeooo:rsid="001d1fc5"/>
    </style:style>
    <style:style style:name="T18" style:family="text">
      <style:text-properties fo:language="ru" fo:country="RU" officeooo:rsid="001efbb8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officeooo:rsid="00245aa0"/>
    </style:style>
    <style:style style:name="T21" style:family="text">
      <style:text-properties fo:language="ru" fo:country="RU" officeooo:rsid="0024f6d8"/>
    </style:style>
    <style:style style:name="T22" style:family="text">
      <style:text-properties fo:language="ru" fo:country="RU" officeooo:rsid="002b5052"/>
    </style:style>
    <style:style style:name="T23" style:family="text">
      <style:text-properties fo:language="ru" fo:country="RU" officeooo:rsid="002d2afa"/>
    </style:style>
    <style:style style:name="T24" style:family="text">
      <style:text-properties fo:language="ru" fo:country="RU" officeooo:rsid="002d2afa" loext:padding="0in" loext:border="none"/>
    </style:style>
    <style:style style:name="T25" style:family="text">
      <style:text-properties fo:language="ru" fo:country="RU" officeooo:rsid="00313232" loext:padding="0in" loext:border="none"/>
    </style:style>
    <style:style style:name="T26" style:family="text">
      <style:text-properties fo:language="ru" fo:country="RU" officeooo:rsid="0031d155" loext:padding="0in" loext:border="none"/>
    </style:style>
    <style:style style:name="T27" style:family="text">
      <style:text-properties officeooo:rsid="00131123"/>
    </style:style>
    <style:style style:name="T28" style:family="text">
      <style:text-properties officeooo:rsid="00147b16"/>
    </style:style>
    <style:style style:name="T29" style:family="text">
      <style:text-properties officeooo:rsid="0015e137"/>
    </style:style>
    <style:style style:name="T30" style:family="text">
      <style:text-properties officeooo:rsid="0017eee2"/>
    </style:style>
    <style:style style:name="T31" style:family="text">
      <style:text-properties officeooo:rsid="0018c4c5"/>
    </style:style>
    <style:style style:name="T32" style:family="text">
      <style:text-properties officeooo:rsid="00195d67"/>
    </style:style>
    <style:style style:name="T33" style:family="text">
      <style:text-properties officeooo:rsid="001bdc2d"/>
    </style:style>
    <style:style style:name="T34" style:family="text">
      <style:text-properties officeooo:rsid="001d1fc5"/>
    </style:style>
    <style:style style:name="T35" style:family="text">
      <style:text-properties officeooo:rsid="001dc47b"/>
    </style:style>
    <style:style style:name="T36" style:family="text">
      <style:text-properties officeooo:rsid="001e2459"/>
    </style:style>
    <style:style style:name="T37" style:family="text">
      <style:text-properties officeooo:rsid="001efbb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245aa0"/>
    </style:style>
    <style:style style:name="T40" style:family="text">
      <style:text-properties officeooo:rsid="00288c56"/>
    </style:style>
    <style:style style:name="T41" style:family="text">
      <style:text-properties officeooo:rsid="002b5052"/>
    </style:style>
    <style:style style:name="T42" style:family="text">
      <style:text-properties officeooo:rsid="002ea49b"/>
    </style:style>
    <style:style style:name="T43" style:family="text">
      <style:text-properties officeooo:rsid="00302349"/>
    </style:style>
    <style:style style:name="T44" style:family="text">
      <style:text-properties officeooo:rsid="0031d155" loext:padding="0in" loext:border="none"/>
    </style:style>
    <style:style style:name="T45" style:family="text">
      <style:text-properties fo:background-color="#800080" loext:char-shading-value="0"/>
    </style:style>
    <style:style style:name="T46" style:family="text">
      <style:text-properties fo:background-color="#80008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торически<text:line-break/>1. локальные системы контроля версий <text:span text:style-name="T6">(RCS) — хранили различия и могли восстановить</text:span><text:line-break/>2. централизованные системы <text:span text:style-name="T1">CSVC </text:span><text:span text:style-name="T6">(CVS, Subversion и Perforce)</text:span><text:span text:style-name="T1"><text:line-break/></text:span>3. децентрализованные<text:span text:style-name="T1"> </text:span><text:span text:style-name="T2">(</text:span><text:span text:style-name="T6">распределенные) </text:span><text:span text:style-name="T1"><text:s/>Git, Mercurial, Bazaar или Darcs <text:s/></text:span></text:p>
      <text:p text:style-name="P10"/>
      <text:p text:style-name="P2"><text:span text:style-name="T1">GIT<text:line-break/></text:span><text:span text:style-name="T3">Три состояния</text:span></text:p>
      <text:p text:style-name="P3"><text:span text:style-name="T7">э</text:span><text:span text:style-name="T1">то самая важная вещь, которую нужно запомнить о Git</text:span></text:p>
      <text:p text:style-name="P11">У Git есть три основных состояния, в которых могут находиться ваши файлы: </text:p>
      <text:p text:style-name="P3"><text:span text:style-name="T1">изменён (</text:span><text:span text:style-name="T4">modified</text:span><text:span text:style-name="T1">), </text:span></text:p>
      <text:p text:style-name="P3"><text:span text:style-name="T1">индексирован (</text:span><text:span text:style-name="T4">staged</text:span><text:span text:style-name="T1">) </text:span></text:p>
      <text:p text:style-name="P3"><text:span text:style-name="T1">и зафиксирован (</text:span><text:span text:style-name="T4">committed</text:span><text:span text:style-name="T1">):</text:span></text:p>
      <text:p text:style-name="P12"/>
      <text:p text:style-name="P12">К изменённым относятся файлы, которые поменялись, но ещё не были зафиксированы.</text:p>
      <text:p text:style-name="P12">Индексированный — это изменённый файл в его текущей версии, отмеченный для включения в следующий коммит.</text:p>
      <text:p text:style-name="P12">Зафиксированный значит, что файл уже сохранён в вашей локальной базе.</text:p>
      <text:p text:style-name="P12"/>
      <text:p text:style-name="P13">git clone</text:p>
      <text:p text:style-name="P13">git add</text:p>
      <text:p text:style-name="P13">git status</text:p>
      <text:p text:style-name="P13">git diff – <text:span text:style-name="T9">показывает ТОЛЬКО не проиндексированные изменения</text:span></text:p>
      <text:p text:style-name="P14">git diff –cached – <text:span text:style-name="T8">разница в проиндексированых (можно использовать --</text:span>staged<text:span text:style-name="T8">)</text:span></text:p>
      <text:p text:style-name="P14">git commit</text:p>
      <text:p text:style-name="P14">git rm {file_name} – <text:span text:style-name="T8">удаление<text:line-break/></text:span>git rm –cached {file_name} – <text:span text:style-name="T8">удаление из индекса</text:span></text:p>
      <text:p text:style-name="P15">git mv {<text:span text:style-name="T8">с</text:span>} {<text:span text:style-name="T8">на</text:span>} – <text:span text:style-name="T8">перемещение/переименование</text:span></text:p>
      <text:p text:style-name="P4"/>
      <text:p text:style-name="P16">git log <text:s/><text:span text:style-name="T8">просмотр истории коммитов</text:span></text:p>
      <text:p text:style-name="P16"><text:span text:style-name="T8"><text:s text:c="4"/>-</text:span><text:span text:style-name="T27">p (--patch) – </text:span><text:span text:style-name="T10">показывает разницу</text:span></text:p>
      <text:p text:style-name="P16"><text:span text:style-name="T10"><text:s text:c="4"/>--</text:span><text:span text:style-name="T28">stat </text:span><text:span text:style-name="T11">сокращенная статистика</text:span></text:p>
      <text:p text:style-name="P16"><text:span text:style-name="T11"><text:s text:c="4"/>--</text:span><text:span text:style-name="T29">pretty </text:span><text:span text:style-name="T12">формат вывода </text:span><text:span text:style-name="T13">(для форматирования логов и последующего чтения их утилитами)</text:span></text:p>
      <text:p text:style-name="P16"><text:span text:style-name="T13"><text:s text:c="4"/>--</text:span><text:span text:style-name="T30">since=2.weeks – </text:span><text:span text:style-name="T14">комиты за последние 2 недели</text:span></text:p>
      <text:p text:style-name="P16"><text:span text:style-name="T14"><text:s text:c="4"/>--</text:span><text:span text:style-name="T30">until </text:span></text:p>
      <text:p text:style-name="P16"><text:s text:c="4"/>--<text:span text:style-name="T31">author – </text:span><text:span text:style-name="T15">фильтр по автору</text:span></text:p>
      <text:p text:style-name="P16"><text:span text:style-name="T15"><text:s text:c="4"/>--</text:span><text:span text:style-name="T31">grep – </text:span><text:span text:style-name="T15">по ключевым словам в сообщении</text:span></text:p>
      <text:p text:style-name="P17"><text:span text:style-name="T15"><text:s text:c="4"/>-</text:span><text:span text:style-name="T32">S {</text:span><text:span text:style-name="T16">строка</text:span><text:span text:style-name="T32">} - <text:s/>те коммиты, в которых изменение в коде повлекло за собой добавление или удаление этой строки</text:span></text:p>
      <text:p text:style-name="P17"><text:span text:style-name="T32">git log -- path/to/file - <text:s/></text:span><text:span text:style-name="T16">двойное тире фильтр по пути</text:span></text:p>
      <text:p text:style-name="P5"/>
      <text:p text:style-name="P5"/>
      <text:p text:style-name="P18">git commit --amend <text:s/>- <text:span text:style-name="T8">доавляет коммит в последний коммит (позволяет изменять комент к комиту)</text:span></text:p>
      <text:p text:style-name="P5"/>
      <text:p text:style-name="P19">git reset HEAD {file} – <text:span text:style-name="T8">исключает </text:span>{file} <text:span text:style-name="T8">из индекса</text:span></text:p>
      <text:p text:style-name="P19">git checkout – {file} – <text:span text:style-name="T8">отменить изменения в файле (заменит файл версией из последнего комита)<text:line-break/></text:span><text:span text:style-name="T33">git restore – </text:span><text:span text:style-name="T17">то же что и </text:span><text:span text:style-name="T34">reset</text:span></text:p>
      <text:p text:style-name="P19"><text:tab/><text:span text:style-name="T35">git restore –staged </text:span><text:span text:style-name="T36">{file}</text:span></text:p>
      <text:p text:style-name="P19"/>
      <text:p text:style-name="P24"><text:soft-page-break/>Remote Repositories</text:p>
      <text:p text:style-name="P20">git remote – <text:span text:style-name="T8">просмотр удаленных репозиториев</text:span></text:p>
      <text:p text:style-name="P20"><text:span text:style-name="T8"><text:tab/>-</text:span><text:span text:style-name="T37">v – </text:span><text:span text:style-name="T18">для просмотра адресов репозиториев</text:span></text:p>
      <text:p text:style-name="P21">git remote add {shortName} {url} – <text:span text:style-name="T8">подключение удаленного репозитория </text:span></text:p>
      <text:p text:style-name="P21">git fetch {shortName} – <text:span text:style-name="T8">получение изменений из удаленного репозитория (но не слияние)<text:line-break/></text:span>git pull – <text:span text:style-name="T8">для получения изменений в удаленной ветки и авто слитие их с нашей</text:span></text:p>
      <text:p text:style-name="P21">git push {where} {what} – <text:span text:style-name="T8">отправка изменений на удаленный репозиторий</text:span></text:p>
      <text:p text:style-name="P22">git remote show {shortName} – <text:span text:style-name="T8">просмотр удаленного репозитория</text:span></text:p>
      <text:p text:style-name="P23">git remote rename {oldName} {newName} – <text:span text:style-name="T8">переименование удаленного репозитория</text:span></text:p>
      <text:p text:style-name="P23">git remote remove {} - <text:span text:style-name="T8">удаление удаленного репозитория</text:span></text:p>
      <text:p text:style-name="P6"/>
      <text:p text:style-name="P25">Tag</text:p>
      <text:p text:style-name="P26">git tag – <text:span text:style-name="T8">просмотр тегов</text:span></text:p>
      <text:p text:style-name="P7"/>
      <text:p text:style-name="P7"/>
      <text:p text:style-name="P7">Git использует два основных типа тегов: легковесные и аннотированные.</text:p>
      <text:p text:style-name="P26"><text:span text:style-name="T19">Легковесный тег</text:span><text:span text:style-name="T8"> — это что-то очень похожее на ветку, которая не изменяется — просто указатель на определённый коммит.</text:span></text:p>
      <text:p text:style-name="P26"><text:span text:style-name="T8">А вот </text:span><text:span text:style-name="T19">аннотированные</text:span><text:span text:style-name="T8"> теги хранятся в базе данных Git как полноценные объекты. Они имеют контрольную сумму, содержат имя автора, его e-mail и дату создания, имеют комментарий и могут быть подписаны и проверены с помощью GNU Privacy Guard (GPG). Обычно рекомендуется создавать аннотированные теги, чтобы иметь всю перечисленную информацию; но если вы хотите сделать временную метку или по какой-то причине не хотите сохранять остальную информацию, то для этого годятся и легковесные.</text:span></text:p>
      <text:p text:style-name="P7"/>
      <text:p text:style-name="P7">По умолчанию, команда git push не отправляет теги на удалённые сервера. После создания теги нужно отправлять явно на удалённый сервер</text:p>
      <text:p text:style-name="P26"><text:span text:style-name="T8">git push origin &lt;tagname&gt; - </text:span><text:span text:style-name="T21">для отправки тега на удаленные реп</text:span></text:p>
      <text:p text:style-name="P7"/>
      <text:p text:style-name="P26"><text:span text:style-name="T8">git tag -a </text:span><text:span text:style-name="T39">{tag_name}</text:span><text:span text:style-name="T8"> -m </text:span><text:span text:style-name="T20">{</text:span><text:span text:style-name="T39">tag_comment} – </text:span><text:span text:style-name="T20">создание аннотированного тега</text:span></text:p>
      <text:p text:style-name="P27">git tag -a {tag_name} {hash} – <text:span text:style-name="T8">тегирование старых комитов по хеш сумме</text:span></text:p>
      <text:p text:style-name="P27">git show {tag_name} – <text:span text:style-name="T8">показывает полную инфу о теге и коммите</text:span></text:p>
      <text:p text:style-name="P27"/>
      <text:p text:style-name="P27">git tag {tag_name} – <text:span text:style-name="T8">создание легковесного коммита</text:span></text:p>
      <text:p text:style-name="P6"/>
      <text:p text:style-name="P23"><text:span text:style-name="T8">git tag -d &lt;tagname&gt; - </text:span><text:span text:style-name="T21">удалить тег в лок репозитории</text:span></text:p>
      <text:p text:style-name="P8">git push &lt;remote&gt; :refs/tags/&lt;tagname&gt; - удаление в удал репозитории</text:p>
      <text:p text:style-name="P9">git push origin --delete &lt;tagname&gt; - удаление в удал репозитории</text:p>
      <text:p text:style-name="P8"/>
      <text:p text:style-name="P28"><text:span text:style-name="T8">по тегу можно делать </text:span>checkout – <text:span text:style-name="T8">но это приведет к </text:span>detached HEAD</text:p>
      <text:p text:style-name="P28"/>
      <text:p text:style-name="P29"><text:span text:style-name="T38">Branch</text:span><text:line-break/></text:p>
      <text:p text:style-name="P28">git branch {branch_name} – <text:span text:style-name="T8">создание ветки</text:span></text:p>
      <text:p text:style-name="P30">git checkout {branch_name} – <text:span text:style-name="T8">переключение на ветку</text:span></text:p>
      <text:p text:style-name="P31">git checkout -b {branch_name} – <text:span text:style-name="T8">создание и переключени на ветку</text:span></text:p>
      <text:p text:style-name="P32">git switch <text:span text:style-name="T40">{branch_name}</text:span> – <text:span text:style-name="T8">переключится на ветку</text:span></text:p>
      <text:p text:style-name="P32">git switch -c <text:span text:style-name="T40">{branch_name} – </text:span>create <text:span text:style-name="T8">и переключится</text:span></text:p>
      <text:p text:style-name="P32">git switch - <text:s/>- <text:span text:style-name="T8">вернуться к предыдущей ветке</text:span></text:p>
      <text:p text:style-name="P32"><text:soft-page-break/><text:span text:style-name="T8"/></text:p>
      <text:p text:style-name="P36">git merge {branch_name} – <text:span text:style-name="T8">слияние текущей с </text:span>{branch_name} <text:span text:style-name="T8">веткой</text:span></text:p>
      <text:p text:style-name="P36">git branch -d {branch_name} – <text:span text:style-name="T8">удалить ветку</text:span></text:p>
      <text:p text:style-name="P38"/>
      <text:p text:style-name="P38"/>
      <text:p text:style-name="P34">git branch – <text:span text:style-name="T8">просмотр всех веток</text:span></text:p>
      <text:p text:style-name="P39">git branch -v — просмотр последнего коммита на ветке Опции --merged и --no-merged могут отфильтровать этот список для вывода только тех веток, которые слиты или ещё не слиты в текущую ветку.</text:p>
      <text:p text:style-name="P39"/>
      <text:p text:style-name="P34"><text:span text:style-name="T8">git branch --move </text:span><text:span text:style-name="T41">{from} {to} – </text:span><text:span text:style-name="T22">переименование ветки</text:span></text:p>
      <text:p text:style-name="P40"/>
      <text:p text:style-name="P34"><text:span text:style-name="T22"><text:tab/><text:tab/><text:tab/></text:span><text:span text:style-name="T42">Remote</text:span></text:p>
      <text:p text:style-name="P34"><text:span text:style-name="T22">git ls-remote &lt;remote&gt; <text:s/>- </text:span><text:span text:style-name="T23">просмотр удаленных веток</text:span></text:p>
      <text:p text:style-name="P37">git fetch origin – <text:span text:style-name="T8">обновление данных с </text:span>origin</text:p>
      <text:p text:style-name="P37"/>
      <text:p text:style-name="P37">Если у вас уже есть локальная ветка и вы хотите настроить её на слежение за удалённой веткой, которую вы только что получили, или хотите изменить используемую upstream-ветку, то воспользуйтесь параметрами -u или --set-upstream-to для команды git branch, чтобы явно установить новое значение.</text:p>
      <text:p text:style-name="P37"/>
      <text:p text:style-name="P37">$ git branch -u origin/<text:span text:style-name="T43">{remote_branch}</text:span></text:p>
      <text:p text:style-name="P37"/>
      <text:p text:style-name="P33"><text:span text:style-name="Source_20_Text"><text:span text:style-name="T24">$ git branch -vv </text:span></text:span><text:span text:style-name="Source_20_Text"><text:span text:style-name="T25">информация об отслеживаемых ветках</text:span></text:span></text:p>
      <text:p text:style-name="P33"><text:span text:style-name="Source_20_Text"><text:span text:style-name="T25"/></text:span></text:p>
      <text:p text:style-name="P33"><text:span text:style-name="Source_20_Text"><text:span text:style-name="T25"/></text:span></text:p>
      <text:p text:style-name="P35"><text:span text:style-name="Source_20_Text"><text:span text:style-name="T44">git fetch – </text:span></text:span><text:span text:style-name="Source_20_Text"><text:span text:style-name="T26">получение данных но не слияние</text:span></text:span></text:p>
      <text:p text:style-name="P35"><text:span text:style-name="Source_20_Text"><text:span text:style-name="T44">git pull – </text:span></text:span><text:span text:style-name="Source_20_Text"><text:span text:style-name="T26">получение и слияние</text:span></text:span></text:p>
      <text:p text:style-name="P41"/>
      <text:p text:style-name="P41"/>
      <text:p text:style-name="P41"><text:tab/><text:tab/><text:tab/><text:span text:style-name="T5">REBASE</text:span></text:p>
      <text:p text:style-name="P42">git rebase {where} – <text:span text:style-name="T8">делает ребейс текущей ветки в ветку назначения</text:span></text:p>
      <text:p text:style-name="P43">git rebase {where} {what}</text:p>
      <text:p text:style-name="P43"/>
      <text:p text:style-name="P43">git rebase –onto {where} {throught} {what} – <text:span text:style-name="T8">перебазирует комиты из </text:span>{what} <text:span text:style-name="T8">через </text:span>{throught}<text:line-break/>{where} <text:s text:c="13"/>C1-C2-C5-C6<text:span text:style-name="T46">-C8’-C9’</text:span></text:p>
      <text:p text:style-name="P43">{throught} <text:s text:c="20"/>-C3-C4-C10</text:p>
      <text:p text:style-name="P43">{what} <text:s text:c="29"/><text:span text:style-name="T46"><text:s/>-C8-C9 </text:span></text:p>
      <text:p text:style-name="P40"/>
      <text:p text:style-name="P40">git pull --rebase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2:48:55.669000000</meta:creation-date>
    <meta:generator>LibreOffice/7.6.0.3$Windows_X86_64 LibreOffice_project/69edd8b8ebc41d00b4de3915dc82f8f0fc3b6265</meta:generator>
    <dc:date>2023-11-14T06:59:48.589000000</dc:date>
    <meta:editing-duration>PT19H32M9S</meta:editing-duration>
    <meta:editing-cycles>44</meta:editing-cycles>
    <meta:document-statistic meta:table-count="0" meta:image-count="0" meta:object-count="0" meta:page-count="3" meta:paragraph-count="83" meta:word-count="763" meta:character-count="5339" meta:non-whitespace-character-count="4509"/>
  </office:meta>
</office:document-meta>
</file>